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ikkoraportti 2</text:p>
      <text:p text:style-name="Standard"/>
      <text:p text:style-name="Standard">Tällä viikolla olen toteuttanut sovelluksen perustoiminnallisuuden, toteuttanut testit kaikille metodeille, kirjoittanut määrittelydokumentin ja viikkoraportit 1 &amp; 2. Lisäksi olen tehnyt JavaDoc kommentoinnit kaikille sovelluksen metodeille.</text:p>
      <text:p text:style-name="Standard"/>
      <text:p text:style-name="Standard">Sovellus tällä hetkellä kääntää minkä tahansa sille annetun string syötteen niin, että yleisimmät kirjaimet korvataan englannin kielen yleisimmillä kirjaimilla yleisyysjärjestyksessä. Kaikki tähän mennessä kirjoitettu koodi toimii, on dokumentoitu ja testit löytyvät.</text:p>
      <text:p text:style-name="Standard"/>
      <text:p text:style-name="Standard">Tällä viikolla opin lähiohjauksessa, miten kannattaa kätevällä tavalla toteuttaa merkin ja siihen liitettävän numeerisen arvon yhdistäminen omalla oliollaan, ja miten se kannattaa liittää PriorityQueue-jonoon. Tämä oli kohta joka tuotti minulle vaikeuksia, mutta tähän sain juurikin apuja.</text:p>
      <text:p text:style-name="Standard"/>
      <text:p text:style-name="Standard">Seuraavaksi laajennan ohjelman toiminnallisuutta niin, että se lukee myös tekstitiedostojen tekstit käännettäväksi.</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2S</meta:editing-duration>
    <meta:editing-cycles>3</meta:editing-cycles>
    <meta:generator>OpenOffice/4.0.1$Win32 OpenOffice.org_project/401m5$Build-9714</meta:generator>
    <dc:date>2015-08-06T21:36:41.30</dc:date>
    <meta:document-statistic meta:table-count="0" meta:image-count="0" meta:object-count="0" meta:page-count="1" meta:paragraph-count="5" meta:word-count="106" meta:character-count="928"/>
    <dc:creator>Tony Leppäkoski</dc:creator>
    <meta:user-defined meta:name="Info 1"/>
    <meta:user-defined meta:name="Info 2"/>
    <meta:user-defined meta:name="Info 3"/>
    <meta:user-defined meta:name="Info 4"/>
  </office:meta>
</office:document-meta>
</file>